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fff" officeooo:paragraph-rsid="0002c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fdslkafj;dl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43:12.003495423</meta:creation-date>
    <dc:date>2018-09-25T15:43:27.952317121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0.3.2$Linux_X86_64 LibreOffice_project/00m0$Build-2</meta:generator>
  </office:meta>
</office:document-meta>
</file>